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dobe Caslon Pro" svg:font-family="'Adobe Caslon Pro'" style:font-family-generic="roman" style:font-pitch="variable"/>
    <style:font-face style:name="Adobe Gothic Std B" svg:font-family="'Adobe Gothic Std B'" style:font-family-generic="swiss" style:font-pitch="variable"/>
    <style:font-face style:name="Adobe Heiti Std R" svg:font-family="'Adobe Heiti Std R'" style:font-family-generic="swiss" style:font-pitch="variable"/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2.248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1.93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1.295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1"/>
    </style:style>
    <style:style style:name="P3" style:family="paragraph">
      <style:paragraph-properties fo:margin-top="0.508cm" fo:margin-bottom="0cm" fo:line-height="115%" fo:text-align="center" style:writing-mode="lr-tb"/>
      <style:text-properties style:font-name="Liberation Sans1" fo:font-size="9pt" fo:font-style="normal" fo:font-weight="normal"/>
    </style:style>
    <style:style style:name="P4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Liberation Sans1" fo:font-size="9pt" fo:font-style="normal" fo:font-weight="normal"/>
    </style:style>
    <style:style style:name="P5" style:family="paragraph">
      <style:paragraph-properties fo:margin-left="0cm" fo:margin-right="0cm" fo:margin-top="0.508cm" fo:margin-bottom="0cm" fo:line-height="115%" fo:text-align="center" fo:text-indent="0cm" style:writing-mode="lr-tb"/>
      <style:text-properties style:font-name="Liberation Sans1" fo:font-size="9pt" fo:font-style="normal" fo:font-weight="normal"/>
    </style:style>
    <style:style style:name="P6" style:family="paragraph">
      <loext:graphic-properties draw:fill="solid" draw:fill-color="#ffedb6" draw:opacity="100%"/>
      <style:paragraph-properties fo:margin-left="0cm" fo:margin-right="0cm" fo:margin-top="0.508cm" fo:margin-bottom="0cm" fo:line-height="115%" fo:text-align="center" fo:text-indent="0cm" style:writing-mode="lr-tb"/>
      <style:text-properties style:font-name="Liberation Sans1" fo:font-size="9pt" fo:font-style="normal" fo:font-weight="normal"/>
    </style:style>
    <style:style style:name="P7" style:family="paragraph">
      <loext:graphic-properties draw:fill="solid" draw:fill-color="#ffdcff" draw:opacity="100%"/>
      <style:paragraph-properties fo:margin-left="0cm" fo:margin-right="0cm" fo:margin-top="0.508cm" fo:margin-bottom="0cm" fo:line-height="115%" fo:text-align="center" fo:text-indent="0cm" style:writing-mode="lr-tb"/>
      <style:text-properties style:font-name="Liberation Sans1" fo:font-size="9pt" fo:font-style="normal" fo:font-weight="normal"/>
    </style:style>
    <style:style style:name="P8" style:family="paragraph">
      <loext:graphic-properties draw:fill="solid" draw:fill-color="#c1ffff" draw:opacity="100%"/>
      <style:paragraph-properties fo:margin-left="0cm" fo:margin-right="0cm" fo:margin-top="0.508cm" fo:margin-bottom="0cm" fo:line-height="115%" fo:text-align="center" fo:text-indent="0cm" style:writing-mode="lr-tb"/>
      <style:text-properties style:font-name="Liberation Sans1" fo:font-size="9pt" fo:font-style="normal" fo:font-weight="normal"/>
    </style:style>
    <style:style style:name="P9" style:family="paragraph">
      <loext:graphic-properties draw:fill="solid" draw:fill-color="#d7ffc3" draw:opacity="100%"/>
      <style:paragraph-properties fo:margin-left="0cm" fo:margin-right="0cm" fo:margin-top="0.508cm" fo:margin-bottom="0cm" fo:line-height="115%" fo:text-align="center" fo:text-indent="0cm" style:writing-mode="lr-tb"/>
      <style:text-properties style:font-name="Liberation Sans1" fo:font-size="9pt" fo:font-style="normal" fo:font-weight="normal"/>
    </style:style>
    <style:style style:name="P10" style:family="paragraph">
      <style:paragraph-properties fo:text-align="justify"/>
      <style:text-properties style:font-name="Liberation Sans1" fo:font-size="8pt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Liberation Sans1" fo:font-size="8pt" fo:font-weight="normal"/>
    </style:style>
    <style:style style:name="P12" style:family="paragraph">
      <style:paragraph-properties fo:margin-left="0cm" fo:margin-right="0cm" fo:margin-top="0cm" fo:margin-bottom="0cm" fo:line-height="100%" fo:text-align="justify" fo:text-indent="0cm"/>
      <style:text-properties style:font-name="Liberation Sans1" fo:font-size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8pt"/>
    </style:style>
    <style:style style:name="P14" style:family="paragraph">
      <style:paragraph-properties fo:text-align="center"/>
      <style:text-properties style:font-name="Liberation Sans1" fo:font-size="8pt"/>
    </style:style>
    <style:style style:name="P15" style:family="paragraph">
      <style:paragraph-properties fo:text-align="end"/>
      <style:text-properties style:font-name="Liberation Sans1" fo:font-size="8pt"/>
    </style:style>
    <style:style style:name="T1" style:family="text">
      <style:text-properties fo:font-size="9pt"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size-asian="6pt" style:font-weight-asian="normal" style:font-size-complex="6pt" style:font-weight-complex="normal"/>
    </style:style>
    <style:style style:name="T4" style:family="text">
      <style:text-properties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653cm" svg:height="0.962cm" svg:x="1.317cm" svg:y="1cm">
          <draw:text-box>
            <text:p text:style-name="P1">Generic URL Syntax</text:p>
          </draw:text-box>
        </draw:frame>
        <draw:custom-shape draw:style-name="gr2" draw:text-style-name="P4" draw:layer="layout" svg:width="2.858cm" svg:height="0.953cm" svg:x="1.635cm" svg:y="4.927cm">
          <text:p text:style-name="P3"><text:span text:style-name="T1">[ scheme”:”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175cm" svg:height="0.953cm" svg:x="12.113cm" svg:y="4.927cm">
          <text:p text:style-name="P5"><text:span text:style-name="T1">[ “#” fragmen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54cm" svg:height="0.953cm" svg:x="9.573cm" svg:y="4.927cm">
          <text:p text:style-name="P5"><text:span text:style-name="T1">[ “?” quer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905cm" svg:height="0.953cm" svg:x="7.668cm" svg:y="4.927cm">
          <text:p text:style-name="P5"><text:span text:style-name="T1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175cm" svg:height="0.953cm" svg:x="4.493cm" svg:y="4.927cm">
          <text:p text:style-name="P5"><text:span text:style-name="T1">[ “//” authorit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4.445cm" svg:height="2.795cm" svg:x="1cm" svg:y="1.952cm">
          <draw:text-box>
            <text:p text:style-name="P10"><text:span text:style-name="T2">scheme</text:span></text:p>
            <text:p text:style-name="P10"><text:span text:style-name="T2"/></text:p>
            <text:p text:style-name="P10"><text:span text:style-name="T3">The scheme determines the meaning and the syntax of the rest of the URL. It is sometimes left out when the meaning is implied, such as in HTTP requests.</text:span></text:p>
          </draw:text-box>
        </draw:frame>
        <draw:frame draw:style-name="gr8" draw:text-style-name="P11" draw:layer="layout" svg:width="4.762cm" svg:height="2.159cm" svg:x="3.54cm" svg:y="6.143cm">
          <draw:text-box>
            <text:p text:style-name="P10"><text:span text:style-name="T3">This optional field is used to identify a host computer on a network and only appears in hierarchical URLs.</text:span></text:p>
            <text:p text:style-name="P12"><text:span text:style-name="T4"/></text:p>
            <text:p text:style-name="P13"><text:span text:style-name="T4">authority</text:span></text:p>
          </draw:text-box>
        </draw:frame>
        <draw:frame draw:style-name="gr9" draw:text-style-name="P11" draw:layer="layout" svg:width="4.763cm" svg:height="2.795cm" svg:x="5.762cm" svg:y="1.952cm">
          <draw:text-box>
            <text:p text:style-name="P14"><text:span text:style-name="T2">path</text:span></text:p>
            <text:p text:style-name="P10"><text:span text:style-name="T3"/></text:p>
            <text:p text:style-name="P10"><text:span text:style-name="T3">This path is always considered present, even if it is the empty string. It identifies a specific resource on the host computer or in the scheme-specific domain.</text:span></text:p>
          </draw:text-box>
        </draw:frame>
        <draw:frame draw:style-name="gr10" draw:text-style-name="P11" draw:layer="layout" svg:width="5.08cm" svg:height="2.159cm" svg:x="8.937cm" svg:y="6.143cm">
          <draw:text-box>
            <text:p text:style-name="P10"><text:span text:style-name="T3">If present, this provides additional target-specific information which is used to further refine the description of the desired resource.</text:span></text:p>
            <text:p text:style-name="P12"><text:span text:style-name="T4"/></text:p>
            <text:p text:style-name="P13"><text:span text:style-name="T4">query</text:span></text:p>
          </draw:text-box>
        </draw:frame>
        <draw:frame draw:style-name="gr9" draw:text-style-name="P11" draw:layer="layout" svg:width="4.763cm" svg:height="2.795cm" svg:x="10.842cm" svg:y="1.952cm">
          <draw:text-box>
            <text:p text:style-name="P15"><text:span text:style-name="T2">fragment</text:span></text:p>
            <text:p text:style-name="P10"><text:span text:style-name="T3"/></text:p>
            <text:p text:style-name="P10"><text:span text:style-name="T3">This optional string of characters is used to identify a portion of the resource being acquired and is typically used when resolving a URL locally, such as on a browser’s HTML pag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dobe Caslon Pro" svg:font-family="'Adobe Caslon Pro'" style:font-family-generic="roman" style:font-pitch="variable"/>
    <style:font-face style:name="Adobe Gothic Std B" svg:font-family="'Adobe Gothic Std B'" style:font-family-generic="swiss" style:font-pitch="variable"/>
    <style:font-face style:name="Adobe Heiti Std R" svg:font-family="'Adobe Heiti Std R'" style:font-family-generic="swiss" style:font-pitch="variable"/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08T17:01:53.945000000</dc:date>
    <meta:editing-duration>PT25M17S</meta:editing-duration>
    <meta:editing-cycles>6</meta:editing-cycles>
    <meta:document-statistic meta:object-count="11"/>
  </office:meta>
</office:document-meta>
</file>